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style:font-name="Noto Mono" fo:font-size="10pt" fo:language="ru" fo:country="RU" fo:font-weight="normal" officeooo:rsid="01208e1e" officeooo:paragraph-rsid="01208e1e" style:font-size-asian="10pt" style:font-weight-asian="normal" style:font-size-complex="10pt" style:font-weight-complex="normal"/>
    </style:style>
    <style:style style:name="P91" style:family="paragraph" style:parent-style-name="Standard">
      <style:text-properties style:font-name="Noto Mono" fo:font-size="10pt" fo:language="ru" fo:country="RU" fo:font-weight="normal" officeooo:rsid="01222b41" officeooo:paragraph-rsid="01222b41" style:font-size-asian="10pt" style:font-weight-asian="normal" style:font-size-complex="10pt" style:font-weight-complex="normal"/>
    </style:style>
    <style:style style:name="P92" style:family="paragraph" style:parent-style-name="Standard">
      <style:text-properties style:font-name="Noto Mono" fo:font-size="10pt" fo:language="ru" fo:country="RU" fo:font-weight="normal" officeooo:rsid="012c1cd9" officeooo:paragraph-rsid="012c1cd9" style:font-size-asian="10pt" style:font-weight-asian="normal" style:font-size-complex="10pt" style:font-weight-complex="normal"/>
    </style:style>
    <style:style style:name="P93" style:family="paragraph" style:parent-style-name="Standard">
      <style:text-properties style:font-name="Noto Mono" fo:font-size="10pt" fo:language="ru" fo:country="RU" fo:font-weight="normal" officeooo:rsid="01321d90" officeooo:paragraph-rsid="01321d90" style:font-size-asian="10pt" style:font-weight-asian="normal" style:font-size-complex="10pt" style:font-weight-complex="normal"/>
    </style:style>
    <style:style style:name="P94" style:family="paragraph" style:parent-style-name="Standard">
      <style:text-properties fo:font-size="10pt" fo:language="ru" fo:country="RU" officeooo:rsid="00138bbc" officeooo:paragraph-rsid="00138bbc" style:font-size-asian="10pt" style:font-size-complex="10pt"/>
    </style:style>
    <style:style style:name="P95" style:family="paragraph" style:parent-style-name="Standard">
      <style:text-properties fo:font-size="10pt" fo:language="ru" fo:country="RU" officeooo:rsid="0014ff7b" officeooo:paragraph-rsid="0014ff7b" style:font-size-asian="10pt" style:font-size-complex="10pt"/>
    </style:style>
    <style:style style:name="P96" style:family="paragraph" style:parent-style-name="Standard">
      <style:text-properties fo:font-size="10pt" fo:language="ru" fo:country="RU" officeooo:rsid="0011e585" officeooo:paragraph-rsid="0011e585" style:font-size-asian="10pt" style:font-size-complex="10pt"/>
    </style:style>
    <style:style style:name="P97" style:family="paragraph" style:parent-style-name="Standard">
      <style:text-properties fo:font-size="10pt" fo:language="ru" fo:country="RU" officeooo:rsid="0017829c" officeooo:paragraph-rsid="0017829c" style:font-size-asian="10pt" style:font-size-complex="10pt"/>
    </style:style>
    <style:style style:name="P98" style:family="paragraph" style:parent-style-name="Standard">
      <style:text-properties fo:font-size="10pt" fo:language="ru" fo:country="RU" officeooo:rsid="001e9107" officeooo:paragraph-rsid="001e9107" style:font-size-asian="10pt" style:font-size-complex="10pt"/>
    </style:style>
    <style:style style:name="P99" style:family="paragraph" style:parent-style-name="Standard">
      <style:text-properties fo:font-size="10pt" fo:language="ru" fo:country="RU" officeooo:rsid="0028ea50" officeooo:paragraph-rsid="0028ea50" style:font-size-asian="10pt" style:font-size-complex="10pt"/>
    </style:style>
    <style:style style:name="P100"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101"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102"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103"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04"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05"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06"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07"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08"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09"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10"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11"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officeooo:rsid="0017829c"/>
    </style:style>
    <style:style style:name="T20" style:family="text">
      <style:text-properties fo:font-style="italic" style:font-style-asian="italic" style:font-style-complex="italic"/>
    </style:style>
    <style:style style:name="T21" style:family="text">
      <style:text-properties fo:font-style="italic" officeooo:rsid="0017829c" style:font-style-asian="italic" style:font-style-complex="italic"/>
    </style:style>
    <style:style style:name="T22" style:family="text">
      <style:text-properties fo:font-style="italic" fo:font-weight="bold" officeooo:rsid="0017829c" style:font-style-asian="italic" style:font-weight-asian="bold" style:font-style-complex="italic" style:font-weight-complex="bold"/>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6" style:family="text">
      <style:text-properties officeooo:rsid="002da807"/>
    </style:style>
    <style:style style:name="T27" style:family="text">
      <style:text-properties officeooo:rsid="0031fcb5"/>
    </style:style>
    <style:style style:name="T28" style:family="text">
      <style:text-properties officeooo:rsid="0035a326"/>
    </style:style>
    <style:style style:name="T29" style:family="text">
      <style:text-properties officeooo:rsid="0037c715"/>
    </style:style>
    <style:style style:name="T30" style:family="text">
      <style:text-properties officeooo:rsid="003a495d"/>
    </style:style>
    <style:style style:name="T31" style:family="text">
      <style:text-properties officeooo:rsid="003b10a1"/>
    </style:style>
    <style:style style:name="T32" style:family="text">
      <style:text-properties officeooo:rsid="003e5ca8"/>
    </style:style>
    <style:style style:name="T33" style:family="text">
      <style:text-properties officeooo:rsid="003fafbc"/>
    </style:style>
    <style:style style:name="T34" style:family="text">
      <style:text-properties officeooo:rsid="004554cf"/>
    </style:style>
    <style:style style:name="T35" style:family="text">
      <style:text-properties officeooo:rsid="00516664"/>
    </style:style>
    <style:style style:name="T36" style:family="text">
      <style:text-properties officeooo:rsid="0051e3c9"/>
    </style:style>
    <style:style style:name="T37" style:family="text">
      <style:text-properties officeooo:rsid="00538891"/>
    </style:style>
    <style:style style:name="T38" style:family="text">
      <style:text-properties officeooo:rsid="00563dff"/>
    </style:style>
    <style:style style:name="T39" style:family="text">
      <style:text-properties officeooo:rsid="00577921"/>
    </style:style>
    <style:style style:name="T40" style:family="text">
      <style:text-properties officeooo:rsid="00580bd0"/>
    </style:style>
    <style:style style:name="T41" style:family="text">
      <style:text-properties officeooo:rsid="00585484"/>
    </style:style>
    <style:style style:name="T42" style:family="text">
      <style:text-properties officeooo:rsid="005fa473"/>
    </style:style>
    <style:style style:name="T43" style:family="text">
      <style:text-properties officeooo:rsid="0067ef87"/>
    </style:style>
    <style:style style:name="T44" style:family="text">
      <style:text-properties officeooo:rsid="00706ce6"/>
    </style:style>
    <style:style style:name="T45" style:family="text">
      <style:text-properties officeooo:rsid="008936b4"/>
    </style:style>
    <style:style style:name="T46" style:family="text">
      <style:text-properties fo:background-color="#ffffff" loext:char-shading-value="0"/>
    </style:style>
    <style:style style:name="T47" style:family="text">
      <style:text-properties officeooo:rsid="00a15c07" fo:background-color="#ffffff" loext:char-shading-value="0"/>
    </style:style>
    <style:style style:name="T48" style:family="text">
      <style:text-properties officeooo:rsid="00b9d63d" fo:background-color="#ffffff" loext:char-shading-value="0"/>
    </style:style>
    <style:style style:name="T49" style:family="text">
      <style:text-properties officeooo:rsid="00bd5166" fo:background-color="#ffffff" loext:char-shading-value="0"/>
    </style:style>
    <style:style style:name="T50" style:family="text">
      <style:text-properties officeooo:rsid="00bf819d" fo:background-color="#ffffff" loext:char-shading-value="0"/>
    </style:style>
    <style:style style:name="T51" style:family="text">
      <style:text-properties officeooo:rsid="00bf9f43" fo:background-color="#ffffff" loext:char-shading-value="0"/>
    </style:style>
    <style:style style:name="T52" style:family="text">
      <style:text-properties officeooo:rsid="00b85276" fo:background-color="#ffffff" loext:char-shading-value="0"/>
    </style:style>
    <style:style style:name="T53" style:family="text">
      <style:text-properties officeooo:rsid="00c9eb65" fo:background-color="#ffffff" loext:char-shading-value="0"/>
    </style:style>
    <style:style style:name="T54" style:family="text">
      <style:text-properties officeooo:rsid="00ce699f" fo:background-color="#ffffff" loext:char-shading-value="0"/>
    </style:style>
    <style:style style:name="T55" style:family="text">
      <style:text-properties officeooo:rsid="00d1b8bd" fo:background-color="#ffffff" loext:char-shading-value="0"/>
    </style:style>
    <style:style style:name="T56" style:family="text">
      <style:text-properties officeooo:rsid="00d78ba7" fo:background-color="#ffffff" loext:char-shading-value="0"/>
    </style:style>
    <style:style style:name="T57" style:family="text">
      <style:text-properties officeooo:rsid="00dcf490" fo:background-color="#ffffff" loext:char-shading-value="0"/>
    </style:style>
    <style:style style:name="T58" style:family="text">
      <style:text-properties officeooo:rsid="00dda142" fo:background-color="#ffffff" loext:char-shading-value="0"/>
    </style:style>
    <style:style style:name="T59" style:family="text">
      <style:text-properties officeooo:rsid="00de7479" fo:background-color="#ffffff" loext:char-shading-value="0"/>
    </style:style>
    <style:style style:name="T60" style:family="text">
      <style:text-properties officeooo:rsid="00df8f95" fo:background-color="#ffffff" loext:char-shading-value="0"/>
    </style:style>
    <style:style style:name="T61" style:family="text">
      <style:text-properties officeooo:rsid="00fb2e89" fo:background-color="#ffffff" loext:char-shading-value="0"/>
    </style:style>
    <style:style style:name="T62" style:family="text">
      <style:text-properties officeooo:rsid="01077946" fo:background-color="#ffffff" loext:char-shading-value="0"/>
    </style:style>
    <style:style style:name="T63" style:family="text">
      <style:text-properties officeooo:rsid="010bee0f" fo:background-color="#ffffff" loext:char-shading-value="0"/>
    </style:style>
    <style:style style:name="T64" style:family="text">
      <style:text-properties officeooo:rsid="010e6421" fo:background-color="#ffffff" loext:char-shading-value="0"/>
    </style:style>
    <style:style style:name="T65" style:family="text">
      <style:text-properties officeooo:rsid="01169b2c" fo:background-color="#ffffff" loext:char-shading-value="0"/>
    </style:style>
    <style:style style:name="T66" style:family="text">
      <style:text-properties officeooo:rsid="011af3ad" fo:background-color="#ffffff" loext:char-shading-value="0"/>
    </style:style>
    <style:style style:name="T67" style:family="text">
      <style:text-properties officeooo:rsid="0126b158" fo:background-color="#ffffff" loext:char-shading-value="0"/>
    </style:style>
    <style:style style:name="T68" style:family="text">
      <style:text-properties fo:color="#c0c0c0"/>
    </style:style>
    <style:style style:name="T69" style:family="text">
      <style:text-properties fo:color="#008000"/>
    </style:style>
    <style:style style:name="T70" style:family="text">
      <style:text-properties officeooo:rsid="00947fcd"/>
    </style:style>
    <style:style style:name="T71" style:family="text">
      <style:text-properties officeooo:rsid="009b354e"/>
    </style:style>
    <style:style style:name="T72" style:family="text">
      <style:text-properties officeooo:rsid="009f075c"/>
    </style:style>
    <style:style style:name="T73" style:family="text">
      <style:text-properties officeooo:rsid="00a3cb26"/>
    </style:style>
    <style:style style:name="T74" style:family="text">
      <style:text-properties officeooo:rsid="00accefc"/>
    </style:style>
    <style:style style:name="T75" style:family="text">
      <style:text-properties officeooo:rsid="00b16bd6"/>
    </style:style>
    <style:style style:name="T76" style:family="text">
      <style:text-properties officeooo:rsid="00b32ee0"/>
    </style:style>
    <style:style style:name="T77" style:family="text">
      <style:text-properties officeooo:rsid="00b410ca"/>
    </style:style>
    <style:style style:name="T78"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Литература: </text:p>
      <text:p text:style-name="P1"><text:span text:style-name="T24">SICP </text:span><text:span text:style-name="T23">(</text:span><text:a xlink:type="simple" xlink:href="https://mitpress.mit.edu/sicp/" text:style-name="Internet_20_link" text:visited-style-name="Visited_20_Internet_20_Link"><text:span text:style-name="T23">https://mitpress.mit.edu/sicp/</text:span></text:a><text:span text:style-name="T23">)</text:span></text:p>
      <text:p text:style-name="P94"><text:span text:style-name="T11">Understanding Computation: From Simple Machines to Impossible Programs</text:span> by Tom Stuart</text:p>
      <text:p text:style-name="P95"><text:span text:style-name="T11">Writing an INTERPRETER in go</text:span> by Thorsten Ball (https://interpreterbook.com/)</text:p>
      <text:p text:style-name="P96"/>
      <text:p text:style-name="P97"><text:span text:style-name="T20">SICP</text:span>: хороший академический труд, изобилует теорией и многие не дочитывают его до конца. Язык примеров - <text:span text:style-name="T11">scheme</text:span></text:p>
      <text:p text:style-name="P100"><text:span text:style-name="T20"/></text:p>
      <text:p text:style-name="P100"><text:span text:style-name="T20">Understanding Computation</text:span>: <text:span text:style-name="T19">Очень простай и хорошо написанная книга. Но, по моему мнению, автор начал тему не с той стороны. Языке примеров — </text:span><text:span text:style-name="T12">Ruby</text:span></text:p>
      <text:p text:style-name="P101"><text:span text:style-name="T21"/></text:p>
      <text:p text:style-name="P101"><text:span text:style-name="T21">Writing an INTERPRETER in </text:span><text:span text:style-name="T22">go</text:span><text:span text:style-name="T19">: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9">,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102"/>
      <text:p text:style-name="P98"/>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99"><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6">установить значение </text:span></text:p>
      <text:p text:style-name="P7"><text:s text:c="8"/>return tmp<text:tab/><text:tab/> <text:span text:style-name="T26">#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7">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9">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8">видно </text:span>было <text:span text:style-name="T28">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30">'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1">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103"><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5">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4">(</text:span>None,<text:span text:style-name="T34"> 0)</text:span> <text:span text:style-name="T33">#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2">длина найденного ключа. (token, size)</text:span></text:p>
      <text:p text:style-name="P30"><text:s/></text:p>
      <text:p text:style-name="P20">Конструкция <text:span text:style-name="T32">(result['value'], size) if result else (None, 0) </text:span>это очень удобный способ записать условие: </text:p>
      <text:p text:style-name="P19"/>
      <text:p text:style-name="P19">if result:</text:p>
      <text:p text:style-name="P19"><text:tab/>return <text:span text:style-name="T32">(result['value'], size)</text:span></text:p>
      <text:p text:style-name="P19">else:</text:p>
      <text:p text:style-name="P21"><text:tab/>return <text:span text:style-name="T34">(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6">(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7">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8">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40">[0]</text:span>)<text:tab/></text:p>
      <text:p text:style-name="P26"><text:s text:c="8"/>string = string[next[1]:] <text:span text:style-name="T43"># удалим из строки ключ</text:span></text:p>
      <text:p text:style-name="P26"/>
      <text:p text:style-name="P27">Тут создаётся строка, которая содержит последовательность значений <text:s/>if, else, let, return, <text:span text:style-name="T41">===, =, ==</text:span>. <text:span text:style-name="T39">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1">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4">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71">Пусть они будет </text:span>простыми строками. В файле <text:span text:style-name="T11">tokens.py</text:span> добавим значения. </text:p>
      <text:p text:style-name="P35"/>
      <text:p text:style-name="P109"><text:span text:style-name="T46">LET</text:span><text:span text:style-name="T68"> <text:s text:c="8"/></text:span>=<text:span text:style-name="T68"> </text:span><text:span text:style-name="T69">'LET'</text:span></text:p>
      <text:p text:style-name="P111"><text:span text:style-name="T46">RETURN</text:span><text:span text:style-name="T68"> <text:s text:c="5"/></text:span>=<text:span text:style-name="T68"> </text:span><text:span text:style-name="T69">'RETURN'</text:span></text:p>
      <text:p text:style-name="P111"><text:span text:style-name="T46">FN</text:span><text:span text:style-name="T68"> <text:s text:c="9"/></text:span>=<text:span text:style-name="T68"> </text:span><text:span text:style-name="T69">'FN'</text:span></text:p>
      <text:p text:style-name="P111"><text:span text:style-name="T46">IF</text:span><text:span text:style-name="T68"> <text:s text:c="9"/></text:span>=<text:span text:style-name="T68"> </text:span><text:span text:style-name="T69">'IF'</text:span></text:p>
      <text:p text:style-name="P111"><text:span text:style-name="T46">ELSE</text:span><text:span text:style-name="T68"> <text:s text:c="7"/></text:span>=<text:span text:style-name="T68"> </text:span><text:span text:style-name="T69">'ELSE'</text:span></text:p>
      <text:p text:style-name="P111"><text:span text:style-name="T46">FALSE</text:span><text:span text:style-name="T68"> <text:s text:c="6"/></text:span>=<text:span text:style-name="T68"> </text:span><text:span text:style-name="T69">'FALSE'</text:span></text:p>
      <text:p text:style-name="P111"><text:span text:style-name="T46">TRUE</text:span><text:span text:style-name="T68"> <text:s text:c="7"/></text:span>=<text:span text:style-name="T68"> </text:span><text:span text:style-name="T69">'TRUE'</text:span></text:p>
      <text:p text:style-name="P110"><text:span text:style-name="T46">END</text:span><text:span text:style-name="T68"> <text:s text:c="8"/></text:span>=<text:span text:style-name="T68"> </text:span><text:span text:style-name="T69">'END'</text:span></text:p>
      <text:p text:style-name="P111"><text:span text:style-name="T46">ASSIGN</text:span><text:span text:style-name="T68"> <text:s text:c="5"/></text:span>=<text:span text:style-name="T68"> </text:span><text:span text:style-name="T69">'ASSIGN'</text:span></text:p>
      <text:p text:style-name="P111"><text:span text:style-name="T46">EQ</text:span><text:span text:style-name="T68"> <text:s text:c="9"/></text:span>=<text:span text:style-name="T68"> </text:span><text:span text:style-name="T69">'EQ'</text:span></text:p>
      <text:p text:style-name="P111"><text:span text:style-name="T46">NOT_EQ</text:span><text:span text:style-name="T68"> <text:s text:c="5"/></text:span>=<text:span text:style-name="T68"> </text:span><text:span text:style-name="T69">'NOT_EQ'</text:span></text:p>
      <text:p text:style-name="P111"><text:span text:style-name="T46">LESS</text:span><text:span text:style-name="T68"> <text:s text:c="7"/></text:span>=<text:span text:style-name="T68"> </text:span><text:span text:style-name="T69">'LESS'</text:span></text:p>
      <text:p text:style-name="P111"><text:span text:style-name="T46">GREATER</text:span><text:span text:style-name="T68"> <text:s text:c="4"/></text:span>=<text:span text:style-name="T68"> </text:span><text:span text:style-name="T69">'GREATER'</text:span></text:p>
      <text:p text:style-name="P111"><text:span text:style-name="T46">LESS_EQ</text:span><text:span text:style-name="T68"> <text:s text:c="4"/></text:span>=<text:span text:style-name="T68"> </text:span><text:span text:style-name="T69">'LESS_EQ'</text:span></text:p>
      <text:p text:style-name="P111"><text:span text:style-name="T46">GREATER_EQ</text:span><text:span text:style-name="T68"> <text:s/></text:span>=<text:span text:style-name="T68"> </text:span><text:span text:style-name="T69">'GREATER_EQ'</text:span></text:p>
      <text:p text:style-name="P111"><text:span text:style-name="T46">PLUS</text:span><text:span text:style-name="T68"> <text:s text:c="7"/></text:span>=<text:span text:style-name="T68"> </text:span><text:span text:style-name="T69">'PLUS'</text:span></text:p>
      <text:p text:style-name="P111"><text:span text:style-name="T46">MINUS</text:span><text:span text:style-name="T68"> <text:s text:c="6"/></text:span>=<text:span text:style-name="T68"> </text:span><text:span text:style-name="T69">'MINUS'</text:span></text:p>
      <text:p text:style-name="P111"><text:span text:style-name="T46">ASTERISK</text:span><text:span text:style-name="T68"> <text:s text:c="3"/></text:span>=<text:span text:style-name="T68"> </text:span><text:span text:style-name="T69">'ASTERISK'</text:span></text:p>
      <text:p text:style-name="P111"><text:span text:style-name="T46">SLASH</text:span><text:span text:style-name="T68"> <text:s text:c="6"/></text:span>=<text:span text:style-name="T68"> </text:span><text:span text:style-name="T69">'SLASH'</text:span></text:p>
      <text:p text:style-name="P111"><text:span text:style-name="T46">BANG</text:span><text:span text:style-name="T68"> <text:s text:c="7"/></text:span>=<text:span text:style-name="T68"> </text:span><text:span text:style-name="T69">'BANG'</text:span></text:p>
      <text:p text:style-name="P111"><text:span text:style-name="T46">COMMA</text:span><text:span text:style-name="T68"> <text:s text:c="6"/></text:span>=<text:span text:style-name="T68"> </text:span><text:span text:style-name="T69">'COMMA'</text:span></text:p>
      <text:p text:style-name="P111"><text:span text:style-name="T46">COLON</text:span><text:span text:style-name="T68"> <text:s text:c="6"/></text:span>=<text:span text:style-name="T68"> </text:span><text:span text:style-name="T69">'COLON'</text:span></text:p>
      <text:p text:style-name="P111"><text:span text:style-name="T46">SEMICOLON</text:span><text:span text:style-name="T68"> <text:s text:c="2"/></text:span>=<text:span text:style-name="T68"> </text:span><text:span text:style-name="T69">'SEMICOLON'</text:span></text:p>
      <text:p text:style-name="P111"><text:span text:style-name="T46">LPAREN</text:span><text:span text:style-name="T68"> <text:s text:c="5"/></text:span>=<text:span text:style-name="T68"> </text:span><text:span text:style-name="T69">'LPAREN'</text:span></text:p>
      <text:p text:style-name="P111"><text:span text:style-name="T46">RPAREN</text:span><text:span text:style-name="T68"> <text:s text:c="5"/></text:span>=<text:span text:style-name="T68"> </text:span><text:span text:style-name="T69">'RPAREN'</text:span></text:p>
      <text:p text:style-name="P111"><text:span text:style-name="T46">LBRACE</text:span><text:span text:style-name="T68"> <text:s text:c="5"/></text:span>=<text:span text:style-name="T68"> </text:span><text:span text:style-name="T69">'LBRACE'</text:span></text:p>
      <text:p text:style-name="P111"><text:span text:style-name="T46">RBRACE</text:span><text:span text:style-name="T68"> <text:s text:c="5"/></text:span>=<text:span text:style-name="T68"> </text:span><text:span text:style-name="T69">'RBRACE'</text:span></text:p>
      <text:p text:style-name="P111"><text:span text:style-name="T46">LBRACKET</text:span><text:span text:style-name="T68"> <text:s text:c="3"/></text:span>=<text:span text:style-name="T68"> </text:span><text:span text:style-name="T69">'LBRACKET'</text:span></text:p>
      <text:p text:style-name="P110"><text:span text:style-name="T46">RBRACKET</text:span><text:span text:style-name="T68"> <text:s text:c="3"/></text:span>=<text:span text:style-name="T68"> </text:span><text:span text:style-name="T69">'RBRACKET'</text:span></text:p>
      <text:p text:style-name="P111"><text:span text:style-name="T46">STRING</text:span><text:span text:style-name="T68"> <text:s text:c="5"/></text:span>=<text:span text:style-name="T68"> </text:span><text:span text:style-name="T69">'STRING'</text:span></text:p>
      <text:p text:style-name="P111"><text:span text:style-name="T46">NUMBER</text:span><text:span text:style-name="T68"> <text:s text:c="5"/></text:span>=<text:span text:style-name="T68"> </text:span><text:span text:style-name="T69">'NUMBER'</text:span></text:p>
      <text:p text:style-name="P111"><text:soft-page-break/><text:span text:style-name="T46">IDENT</text:span><text:span text:style-name="T68"> <text:s text:c="6"/></text:span>=<text:span text:style-name="T68"> </text:span><text:span text:style-name="T69">'IDENT'</text:span></text:p>
      <text:p text:style-name="P111"><text:span text:style-name="T46">EOF</text:span><text:span text:style-name="T68"> <text:s text:c="8"/></text:span>=<text:span text:style-name="T68"> </text:span><text:span text:style-name="T69">'EOF'</text:span></text:p>
      <text:p text:style-name="P35"/>
      <text:p text:style-name="P36"/>
      <text:p text:style-name="P38">Да, совсем простое описание "<text:span text:style-name="T45">в лоб</text:span>". <text:span text:style-name="T45">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70">Lexer </text:span>будет содержать поле <text:span text:style-name="T70">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72">Но пока это не важно.</text:span></text:p>
      <text:p text:style-name="P43"/>
      <text:p text:style-name="P104">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6">NUMBER и строкой, содержащей это число</text:span></text:p>
      <text:p text:style-name="P44"><text:span text:style-name="T46">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6">Если строка начинается с символа двойной кавычки — читаем строку до следующй двойной кавычки и добавляем токен STRING</text:span></text:p>
      <text:p text:style-name="P45"><text:span text:style-name="T46"/></text:p>
      <text:p text:style-name="P46"><text:span text:style-name="T46">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7">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7"/></text:p>
      <text:p text:style-name="P47"><text:span text:style-name="T46"><text:s text:c="4"/>def skip_whitespaces(self, input):</text:span></text:p>
      <text:p text:style-name="P47"><text:span text:style-name="T46"><text:s text:c="8"/>size = 0</text:span></text:p>
      <text:p text:style-name="P47"><text:span text:style-name="T46"><text:s text:c="8"/>while len(input) &gt; size and input[size].isspace( ):</text:span></text:p>
      <text:p text:style-name="P47"><text:span text:style-name="T46"><text:s text:c="12"/>size = size + 1</text:span></text:p>
      <text:p text:style-name="P47"><text:span text:style-name="T46"><text:s text:c="8"/>return input[size:]</text:span></text:p>
      <text:p text:style-name="P45"><text:span text:style-name="T46"/></text:p>
      <text:p text:style-name="P47"><text:span text:style-name="T46">Теперь первый вариант метода get может выглядеть вот как-то так</text:span></text:p>
      <text:p text:style-name="P47"><text:span text:style-name="T46"/></text:p>
      <text:p text:style-name="P47"><text:span text:style-name="T46"><text:s text:c="4"/>def get( self, input ):</text:span></text:p>
      <text:p text:style-name="P47"><text:span text:style-name="T46"><text:s text:c="8"/>result = []<text:tab/><text:tab/># список результат </text:span></text:p>
      <text:p text:style-name="P47"><text:span text:style-name="T46"><text:s text:c="8"/>input = self.skip_whitespaces(input) # </text:span></text:p>
      <text:p text:style-name="P47"><text:span text:style-name="T46"><text:s text:c="8"/>while len(input):</text:span></text:p>
      <text:p text:style-name="P47"><text:span text:style-name="T46"><text:s text:c="12"/>next = self.tknz.get(input)</text:span></text:p>
      <text:p text:style-name="P47"><text:span text:style-name="T46"><text:s text:c="12"/>if next[0]:</text:span></text:p>
      <text:p text:style-name="P47"><text:span text:style-name="T46"><text:s text:c="16"/>result.append( Token( next[0][0], <text:s/>input[0:next[1]] ) )</text:span></text:p>
      <text:p text:style-name="P47"><text:span text:style-name="T46"><text:s text:c="16"/>input = input[next[1]</text:span><text:span text:style-name="T50">:</text:span><text:span text:style-name="T46">]</text:span></text:p>
      <text:p text:style-name="P50"><text:span text:style-name="T46"><text:s text:c="12"/>else:</text:span></text:p>
      <text:p text:style-name="P50"><text:span text:style-name="T46"><text:s text:c="16"/>raise LexerError("Unexpecteded symbol '{0}'".format(input[0]) )</text:span></text:p>
      <text:p text:style-name="P50"><text:span text:style-name="T46"/></text:p>
      <text:p text:style-name="P50"><text:span text:style-name="T46"><text:s text:c="12"/>input = self.skip_whitespaces(input)</text:span></text:p>
      <text:p text:style-name="P50"><text:span text:style-name="T46"/></text:p>
      <text:p text:style-name="P50"><text:span text:style-name="T46"><text:s text:c="8"/>return result</text:span></text:p>
      <text:p text:style-name="P50"><text:span text:style-name="T46"/></text:p>
      <text:p text:style-name="P66"><text:span text:style-name="T46">Запись </text:span><text:span text:style-name="T47">input[next[1]:] </text:span><text:span text:style-name="T46">откусывает отстроки первые </text:span><text:span text:style-name="T47">next[1] </text:span><text:span text:style-name="T46">символов и возвращает новую строку. В </text:span><text:span text:style-name="T47">next[1] </text:span><text:span text:style-name="T46">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6">Запись </text:span><text:span text:style-name="T47">input[0:next[1]] </text:span><text:span text:style-name="T46">наоборот возвращает строку содержащую символы от 0 до </text:span><text:span text:style-name="T47">next[1], </text:span><text:span text:style-name="T46">то есть литерал найденного токена.</text:span></text:p>
      <text:p text:style-name="P50"><text:span text:style-name="T46"/></text:p>
      <text:p text:style-name="P65"><text:span text:style-name="T46">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6"/></text:p>
      <text:p text:style-name="P50"><text:span text:style-name="T46">Да, кстати все ошибки будут исключениями, </text:span><text:span text:style-name="T49">потому</text:span><text:span text:style-name="T46">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6"/></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73">используется</text:span> некий класс <text:span text:style-name="T47">Token. </text:span><text:span text:style-name="T46">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6"/></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4">(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5">isnumeric( ) </text:span>просто проверяет, является ли символ цифрой. То есть <text:span text:style-name="T77">можно</text:span> было бы переписать этот код примерно так: </text:p>
      <text:p text:style-name="P57"/>
      <text:p text:style-name="P56"><text:s text:c="4"/>def isnumeric( self, input ):</text:p>
      <text:p text:style-name="P56"><text:s text:c="8"/>return <text:span text:style-name="T76">'0' &lt;= </text:span>input[0]<text:span text:style-name="T76"> and </text:span>input[0] <text:span text:style-name="T76">&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78">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6"><text:s text:c="4"/>def get( self, input ):</text:span></text:p>
      <text:p text:style-name="P48"><text:span text:style-name="T46"><text:s text:c="8"/>result = []<text:tab/><text:tab/># список результат </text:span></text:p>
      <text:p text:style-name="P48"><text:span text:style-name="T46"><text:s text:c="8"/>input = self.skip_whitespaces(input) # </text:span></text:p>
      <text:p text:style-name="P48"><text:span text:style-name="T46"><text:s text:c="8"/>while len(input):</text:span></text:p>
      <text:p text:style-name="P48"><text:span text:style-name="T46"/></text:p>
      <text:p text:style-name="P48"><text:span text:style-name="T46"><text:s text:c="12"/>next = self.tknz.get(input)</text:span></text:p>
      <text:p text:style-name="P48"><text:span text:style-name="T46"><text:s text:c="12"/>if next[0]:</text:span></text:p>
      <text:p text:style-name="P48"><text:span text:style-name="T46"><text:s text:c="16"/>result.append( Token( next[0][0], <text:s/>input[0:next[1]] ) )</text:span></text:p>
      <text:p text:style-name="P48"><text:span text:style-name="T46"><text:s text:c="16"/>input = input[next[1]</text:span><text:span text:style-name="T51">:</text:span><text:span text:style-name="T46">]</text:span></text:p>
      <text:p text:style-name="P48"><text:span text:style-name="T46"/></text:p>
      <text:p text:style-name="P63"><text:span text:style-name="T46"><text:s text:c="12"/>elif self.isnumeric(input[0]): </text:span><text:span text:style-name="T48"># не нашли токен, но встретили число</text:span></text:p>
      <text:p text:style-name="P63"><text:span text:style-name="T46"><text:s text:c="16"/>val = self.read_number(input)</text:span></text:p>
      <text:p text:style-name="P63"><text:span text:style-name="T46"><text:s text:c="16"/>result.append( Token(tokens.NUMBER, <text:s/>input[0:val]) )</text:span></text:p>
      <text:p text:style-name="P63"><text:span text:style-name="T46"><text:s text:c="16"/>input = input[val:]</text:span></text:p>
      <text:p text:style-name="P63"><text:span text:style-name="T46"/></text:p>
      <text:p text:style-name="P51"><text:span text:style-name="T46"><text:s text:c="12"/>else:</text:span></text:p>
      <text:p text:style-name="P51"><text:span text:style-name="T46"><text:s text:c="16"/>raise LexerError("Unexpecteded symbol '{0}'".format(input[0]) )</text:span></text:p>
      <text:p text:style-name="P51"><text:span text:style-name="T46"/></text:p>
      <text:p text:style-name="P51"><text:span text:style-name="T46"><text:s text:c="12"/>input = self.skip_whitespaces(input)</text:span></text:p>
      <text:p text:style-name="P51"><text:span text:style-name="T46"/></text:p>
      <text:p text:style-name="P51"><text:span text:style-name="T46"><text:s text:c="8"/>return result</text:span></text:p>
      <text:p text:style-name="P51"><text:span text:style-name="T46"/></text:p>
      <text:p text:style-name="P67"><text:span text:style-name="T46">Идентификаторы. </text:span></text:p>
      <text:p text:style-name="P67"><text:span text:style-name="T46"/></text:p>
      <text:p text:style-name="P67"><text:span text:style-name="T46">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6">Очередная вспомогательная функция, которая проверит является ли символ валидным для идентификатора.</text:span></text:p>
      <text:p text:style-name="P67"><text:span text:style-name="T46"/></text:p>
      <text:p text:style-name="P67"><text:span text:style-name="T46"><text:s text:c="4"/>def isident( self, input ):</text:span></text:p>
      <text:p text:style-name="P67"><text:span text:style-name="T46"><text:s text:c="8"/>return input[0].isnumeric( ) or input[0].isalpha( ) or input[0] == '_'</text:span></text:p>
      <text:p text:style-name="P67"><text:span text:style-name="T46"/></text:p>
      <text:p text:style-name="P68"><text:span text:style-name="T46">метод isalpha проверят является ли символ буквой алфавита. </text:span></text:p>
      <text:p text:style-name="P68"><text:span text:style-name="T46"/></text:p>
      <text:p text:style-name="P68"><text:span text:style-name="T46">Как и с числом, опишем функцию, которой прочитает идентификатор.</text:span></text:p>
      <text:p text:style-name="P68"><text:span text:style-name="T46"/></text:p>
      <text:p text:style-name="P68"><text:span text:style-name="T46"><text:s text:c="4"/>def read_ident(self, <text:s/>input):</text:span></text:p>
      <text:p text:style-name="P68"><text:span text:style-name="T46"><text:s text:c="8"/>size = 0</text:span></text:p>
      <text:p text:style-name="P69"><text:span text:style-name="T46"><text:s text:c="8"/>while </text:span><text:span text:style-name="T54">size &lt; len(input) and </text:span><text:span text:style-name="T46">self.isident(input[size]):</text:span></text:p>
      <text:p text:style-name="P68"><text:span text:style-name="T46"><text:s text:c="12"/>size += 1</text:span></text:p>
      <text:p text:style-name="P68"><text:span text:style-name="T46"><text:s text:c="8"/>return size</text:span></text:p>
      <text:p text:style-name="P68"><text:span text:style-name="T46"/></text:p>
      <text:p text:style-name="P68"><text:span text:style-name="T46">Практически точная копия метода </text:span><text:span text:style-name="T52">read_number. </text:span><text:span text:style-name="T46">А я говорил, что будет много копипасты. </text:span></text:p>
      <text:p text:style-name="P68"><text:span text:style-name="T46"/></text:p>
      <text:p text:style-name="P70"><text:span text:style-name="T46">Ну и добавим ветку условия:</text:span></text:p>
      <text:p text:style-name="P70"><text:span text:style-name="T46"/></text:p>
      <text:p text:style-name="P70"><text:span text:style-name="T46"/></text:p>
      <text:p text:style-name="P70"><text:span text:style-name="T46"/></text:p>
      <text:p text:style-name="P105"><text:span text:style-name="T46"><text:s text:c="4"/>def get( self, input ):</text:span></text:p>
      <text:p text:style-name="P49"><text:span text:style-name="T46"><text:s text:c="8"/>result = []<text:tab/><text:tab/># список результат </text:span></text:p>
      <text:p text:style-name="P49"><text:span text:style-name="T46"><text:s text:c="8"/>input = self.skip_whitespaces(input) # </text:span></text:p>
      <text:p text:style-name="P49"><text:span text:style-name="T46"><text:s text:c="8"/>while len(input):</text:span></text:p>
      <text:p text:style-name="P49"><text:span text:style-name="T46"/></text:p>
      <text:p text:style-name="P49"><text:span text:style-name="T46"><text:s text:c="12"/>next = self.tknz.get(input)</text:span></text:p>
      <text:p text:style-name="P49"><text:span text:style-name="T46"><text:s text:c="12"/>if next[0]:</text:span></text:p>
      <text:p text:style-name="P49"><text:span text:style-name="T46"><text:s text:c="16"/>result.append( Token( next[0][0], <text:s/>input[0:next[1]] ) )</text:span></text:p>
      <text:p text:style-name="P49"><text:span text:style-name="T46"><text:s text:c="16"/>input = input[next[1]</text:span><text:span text:style-name="T51">:</text:span><text:span text:style-name="T46">]</text:span></text:p>
      <text:p text:style-name="P49"><text:span text:style-name="T46"/></text:p>
      <text:p text:style-name="P64"><text:span text:style-name="T46"><text:s text:c="12"/>elif self.isnumeric(input[0]): </text:span><text:span text:style-name="T48"># не нашли токен, но встретили число</text:span></text:p>
      <text:p text:style-name="P64"><text:span text:style-name="T46"><text:s text:c="16"/>val = self.read_number(input)</text:span></text:p>
      <text:p text:style-name="P64"><text:span text:style-name="T46"><text:s text:c="16"/>result.append( Token(tokens.NUMBER, <text:s/>input[0:val]) )</text:span></text:p>
      <text:p text:style-name="P64"><text:span text:style-name="T46"><text:s text:c="16"/>input = input[val:]</text:span></text:p>
      <text:p text:style-name="P64"><text:span text:style-name="T46"/></text:p>
      <text:p text:style-name="P70"><text:span text:style-name="T46"><text:s text:c="12"/>elif self.isident(input): </text:span><text:span text:style-name="T53"># нашли идентификатор</text:span></text:p>
      <text:p text:style-name="P70"><text:span text:style-name="T46"><text:s text:c="16"/>val = self.read_ident(input)</text:span></text:p>
      <text:p text:style-name="P70"><text:span text:style-name="T46"><text:s text:c="16"/>result.append( Token( tokens.IDENT, <text:s/>input[0:val]) )</text:span></text:p>
      <text:p text:style-name="P70"><text:span text:style-name="T46"><text:s text:c="16"/>input = input[val:]</text:span></text:p>
      <text:p text:style-name="P70"><text:span text:style-name="T46"/></text:p>
      <text:p text:style-name="P52"><text:span text:style-name="T46"><text:s text:c="12"/>else:</text:span></text:p>
      <text:p text:style-name="P52"><text:span text:style-name="T46"><text:s text:c="16"/>raise LexerError("Unexpecteded symbol '{0}'".format(input[0]) )</text:span></text:p>
      <text:p text:style-name="P52"><text:span text:style-name="T46"/></text:p>
      <text:p text:style-name="P52"><text:span text:style-name="T46"><text:s text:c="12"/>input = self.skip_whitespaces(input)</text:span></text:p>
      <text:p text:style-name="P52"><text:span text:style-name="T46"/></text:p>
      <text:p text:style-name="P52"><text:span text:style-name="T46"><text:s text:c="8"/>return result</text:span></text:p>
      <text:p text:style-name="P68"><text:span text:style-name="T46"/></text:p>
      <text:p text:style-name="P71"><text:span text:style-name="T46">Опять же почти ничем не отличается от ветки с условием <text:s/></text:span><text:span text:style-name="T52">isnumeric</text:span></text:p>
      <text:p text:style-name="P71"><text:span text:style-name="T52"/></text:p>
      <text:p text:style-name="P72"><text:span text:style-name="T52">т</text:span><text:span text:style-name="T46">еперь можно добавить в тестовую строку пару чисел и идентификаторов и проверить, что нам отдаст лексер</text:span></text:p>
      <text:p text:style-name="P72"><text:span text:style-name="T46"/></text:p>
      <text:p text:style-name="P73"><text:span text:style-name="T46"><text:s text:c="4"/>lex = lexer.Lexer( )</text:span></text:p>
      <text:p text:style-name="P73"><text:span text:style-name="T46"><text:s text:c="4"/>input = ' let, return ( )&lt;&gt;{} if else end fn; a = 10 return 887766'</text:span></text:p>
      <text:p text:style-name="P73"><text:span text:style-name="T46"><text:s text:c="4"/>res = lex.get(input)</text:span></text:p>
      <text:p text:style-name="P73"><text:span text:style-name="T46"><text:s text:c="4"/>for r in res:</text:span></text:p>
      <text:p text:style-name="P73"><text:span text:style-name="T46"><text:s text:c="8"/>print(r)</text:span></text:p>
      <text:p text:style-name="P73"><text:span text:style-name="T46"><text:s text:c="4"/>exit(1)</text:span></text:p>
      <text:p text:style-name="P73"><text:span text:style-name="T46"/></text:p>
      <text:p text:style-name="P74"><text:span text:style-name="T46">И результат</text:span></text:p>
      <text:p text:style-name="P74"><text:span text:style-name="T46"/></text:p>
      <text:p text:style-name="P74"><text:span text:style-name="T46">LET("let")</text:span></text:p>
      <text:p text:style-name="P74"><text:span text:style-name="T46">COMMA(",")</text:span></text:p>
      <text:p text:style-name="P74"><text:span text:style-name="T46">RETURN("return")</text:span></text:p>
      <text:p text:style-name="P74"><text:span text:style-name="T46">LPAREN("(")</text:span></text:p>
      <text:p text:style-name="P74"><text:span text:style-name="T46">RPAREN(")")</text:span></text:p>
      <text:p text:style-name="P74"><text:span text:style-name="T46">LESS("&lt;")</text:span></text:p>
      <text:p text:style-name="P74"><text:span text:style-name="T46">GREATER("&gt;")</text:span></text:p>
      <text:p text:style-name="P74"><text:span text:style-name="T46">LBRACE("{")</text:span></text:p>
      <text:p text:style-name="P74"><text:span text:style-name="T46">RBRACE("}")</text:span></text:p>
      <text:p text:style-name="P74"><text:span text:style-name="T46">IF("if")</text:span></text:p>
      <text:p text:style-name="P74"><text:span text:style-name="T46">ELSE("else")</text:span></text:p>
      <text:p text:style-name="P74"><text:span text:style-name="T46">IDENT("end")</text:span></text:p>
      <text:p text:style-name="P74"><text:span text:style-name="T46">FN("fn")</text:span></text:p>
      <text:p text:style-name="P74"><text:span text:style-name="T46">SEMICOLON(";")</text:span></text:p>
      <text:p text:style-name="P74"><text:span text:style-name="T46">IDENT("a")</text:span></text:p>
      <text:p text:style-name="P74"><text:span text:style-name="T46">ASSIGN("=")</text:span></text:p>
      <text:p text:style-name="P74"><text:span text:style-name="T46">NUMBER("10")</text:span></text:p>
      <text:p text:style-name="P74"><text:span text:style-name="T46">RETURN("return")</text:span></text:p>
      <text:p text:style-name="P74"><text:span text:style-name="T46">NUMBER("887766")</text:span></text:p>
      <text:p text:style-name="P74"><text:span text:style-name="T46"/></text:p>
      <text:p text:style-name="P106"><text:span text:style-name="T46">ну вот и хорошо.</text:span></text:p>
      <text:p text:style-name="P75"><text:span text:style-name="T46"/></text:p>
      <text:p text:style-name="P75"><text:span text:style-name="T46">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6">Если сейчас скормить лексеру вот такую вот строку: </text:span></text:p>
      <text:p text:style-name="P75"><text:span text:style-name="T46"/></text:p>
      <text:p text:style-name="P75"><text:span text:style-name="T46">'let1 return1'</text:span></text:p>
      <text:p text:style-name="P75"><text:span text:style-name="T46"/></text:p>
      <text:p text:style-name="P75"><text:span text:style-name="T46">результатом его работы станет следующее: </text:span></text:p>
      <text:p text:style-name="P75"><text:span text:style-name="T46"/></text:p>
      <text:p text:style-name="P75"><text:span text:style-name="T46">LET("let")</text:span></text:p>
      <text:p text:style-name="P75"><text:span text:style-name="T46">NUMBER("1")</text:span></text:p>
      <text:p text:style-name="P75"><text:span text:style-name="T46">RETURN("return")</text:span></text:p>
      <text:p text:style-name="P75"><text:span text:style-name="T46">NUMBER("1")</text:span></text:p>
      <text:p text:style-name="P75"><text:span text:style-name="T46"/></text:p>
      <text:p text:style-name="P75"><text:span text:style-name="T46">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6"/></text:p>
      <text:p text:style-name="P75"><text:span text:style-name="T46">Теперь нужно просто немного изменить ветку с условием, в котором мы нашли какое-то значение.</text:span></text:p>
      <text:p text:style-name="P75"><text:span text:style-name="T46"/></text:p>
      <text:p text:style-name="P75"><text:span text:style-name="T46"><text:s text:c="12"/>if next[0]:</text:span></text:p>
      <text:p text:style-name="P75"><text:span text:style-name="T46"><text:s text:c="16"/>tmp <text:s text:c="2"/>= input[next[1]:]</text:span></text:p>
      <text:p text:style-name="P75"><text:span text:style-name="T46"><text:s text:c="16"/>ident = (len(tmp) &gt; 0) and (self.isident(tmp[0]))</text:span></text:p>
      <text:p text:style-name="P75"><text:span text:style-name="T46"><text:s text:c="16"/>if next[0][1] and ident:</text:span></text:p>
      <text:p text:style-name="P75"><text:span text:style-name="T46"><text:s text:c="20"/>val = self.read_ident(input)</text:span></text:p>
      <text:p text:style-name="P75"><text:span text:style-name="T46"><text:s text:c="20"/>result.append( Token( tokens.IDENT, input[0:val]) )</text:span></text:p>
      <text:p text:style-name="P75"><text:span text:style-name="T46"><text:s text:c="20"/>input = input[val:]</text:span></text:p>
      <text:p text:style-name="P75"><text:span text:style-name="T46"><text:s text:c="16"/>else:</text:span></text:p>
      <text:p text:style-name="P75"><text:span text:style-name="T46"><text:s text:c="20"/>result.append( Token( next[0][0], input[0:next[1]] ) )</text:span></text:p>
      <text:p text:style-name="P75"><text:span text:style-name="T46"><text:s text:c="20"/>input = tmp</text:span></text:p>
      <text:p text:style-name="P75"><text:span text:style-name="T46"/></text:p>
      <text:p text:style-name="P75"><text:span text:style-name="T46">Все, надеюсь понятно. </text:span></text:p>
      <text:p text:style-name="P75"><text:span text:style-name="T46">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6">Опять отмечу, что все делается неоптимально. Потому что оптимизация пока не важн</text:span><text:span text:style-name="T55">а</text:span><text:span text:style-name="T46">. Важна наглядность. <text:s/></text:span></text:p>
      <text:p text:style-name="P76"><text:span text:style-name="T46">Итого код метода get:</text:span></text:p>
      <text:p text:style-name="P76"><text:span text:style-name="T46"/></text:p>
      <text:p text:style-name="P76"><text:span text:style-name="T46"/></text:p>
      <text:p text:style-name="P107"><text:span text:style-name="T46"><text:s text:c="4"/>def get( self, input ):</text:span></text:p>
      <text:p text:style-name="P76"><text:span text:style-name="T46"><text:s text:c="8"/>result = [ ]</text:span></text:p>
      <text:p text:style-name="P76"><text:span text:style-name="T46"><text:s text:c="8"/>input = self.skip_whitespaces(input)</text:span></text:p>
      <text:p text:style-name="P76"><text:span text:style-name="T46"><text:s text:c="8"/>while len(input):</text:span></text:p>
      <text:p text:style-name="P76"><text:span text:style-name="T46"><text:s text:c="12"/>next = self.tknz.get(input)</text:span></text:p>
      <text:p text:style-name="P76"><text:span text:style-name="T46"><text:s text:c="12"/>if next[0]:</text:span></text:p>
      <text:p text:style-name="P76"><text:span text:style-name="T46"><text:s text:c="16"/>tmp <text:s text:c="2"/>= input[next[1]:]</text:span></text:p>
      <text:p text:style-name="P76"><text:span text:style-name="T46"><text:s text:c="16"/>ident = (len(tmp) &gt; 0) and (self.isident(tmp[0]))</text:span></text:p>
      <text:p text:style-name="P76"><text:span text:style-name="T46"><text:s text:c="16"/>if next[0][1] and ident:</text:span></text:p>
      <text:p text:style-name="P76"><text:span text:style-name="T46"><text:s text:c="20"/>val = self.read_ident(input)</text:span></text:p>
      <text:p text:style-name="P76"><text:span text:style-name="T46"><text:s text:c="20"/>result.append( Token( tokens.IDENT, <text:s/>input[0:val]) )</text:span></text:p>
      <text:p text:style-name="P76"><text:span text:style-name="T46"><text:s text:c="20"/>input = input[val:]</text:span></text:p>
      <text:p text:style-name="P76"><text:span text:style-name="T46"><text:s text:c="16"/>else:</text:span></text:p>
      <text:p text:style-name="P76"><text:span text:style-name="T46"><text:s text:c="20"/>result.append( Token( next[0][0], <text:s/>input[0:next[1]] ) )</text:span></text:p>
      <text:p text:style-name="P76"><text:span text:style-name="T46"><text:s text:c="20"/>input = tmp</text:span></text:p>
      <text:p text:style-name="P76"><text:span text:style-name="T46"/></text:p>
      <text:p text:style-name="P76"><text:span text:style-name="T46"><text:s text:c="12"/>elif self.isnumeric(input[0]):</text:span></text:p>
      <text:p text:style-name="P76"><text:span text:style-name="T46"><text:s text:c="16"/>val = self.read_number(input)</text:span></text:p>
      <text:p text:style-name="P76"><text:span text:style-name="T46"><text:s text:c="16"/>result.append( Token(tokens.NUMBER, <text:s/>input[0:val]) )</text:span></text:p>
      <text:p text:style-name="P76"><text:span text:style-name="T46"><text:s text:c="16"/>input = input[val:]</text:span></text:p>
      <text:p text:style-name="P76"><text:span text:style-name="T46"/></text:p>
      <text:p text:style-name="P76"><text:span text:style-name="T46"><text:s text:c="12"/>elif self.isident(input):</text:span></text:p>
      <text:p text:style-name="P76"><text:span text:style-name="T46"><text:s text:c="16"/>val = self.read_ident(input)</text:span></text:p>
      <text:p text:style-name="P76"><text:span text:style-name="T46"><text:s text:c="16"/>result.append( Token( tokens.IDENT, <text:s/>input[0:val]) )</text:span></text:p>
      <text:p text:style-name="P76"><text:span text:style-name="T46"><text:s text:c="16"/>input = input[val:]</text:span></text:p>
      <text:p text:style-name="P76"><text:span text:style-name="T46"/></text:p>
      <text:p text:style-name="P76"><text:span text:style-name="T46"><text:s text:c="12"/>else:</text:span></text:p>
      <text:p text:style-name="P76"><text:span text:style-name="T46"><text:s text:c="16"/>raise LexerError("Unexpecteded symbol '{0}'".format(input[0]) )</text:span></text:p>
      <text:p text:style-name="P76"><text:span text:style-name="T46"/></text:p>
      <text:p text:style-name="P76"><text:span text:style-name="T46"><text:s text:c="12"/>input = self.skip_whitespaces(input)</text:span></text:p>
      <text:p text:style-name="P76"><text:span text:style-name="T46"/></text:p>
      <text:p text:style-name="P76"><text:span text:style-name="T46"><text:s text:c="8"/>return result</text:span></text:p>
      <text:p text:style-name="P76"><text:span text:style-name="T46"/></text:p>
      <text:p text:style-name="P77"><text:span text:style-name="T46">Разбор строки. </text:span></text:p>
      <text:p text:style-name="P77"><text:span text:style-name="T46"/></text:p>
      <text:p text:style-name="P77"><text:span text:style-name="T46">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6">Но, в отличие от случаев с числами и идентификаторами, эти кавычки не нужны в литерале токена STRING.</text:span></text:p>
      <text:p text:style-name="P77"><text:span text:style-name="T56"/></text:p>
      <text:p text:style-name="P78"><text:span text:style-name="T46">Метод read_string будет немного сложнее, чем read_number и read_ident. </text:span><text:span text:style-name="T57">Потому как в процессе чтения строка будет меняться. Например для того, чтобы допустить внутри строки двойную кавычку, е</text:span><text:span text:style-name="T60">ё</text:span><text:span text:style-name="T57"> нужно будет заэкранировать </text:span><text:span text:style-name="T58">обрытым</text:span><text:span text:style-name="T57"> слешем '</text:span><text:span text:style-name="T58">\</text:span><text:span text:style-name="T57">'. </text:span><text:span text:style-name="T58">Кроме того, нужно заэкранировать сам слеш плюс некоторые значения, например символы 'n', 't', 'r' </text:span><text:span text:style-name="T59">и "превратить" их в символы новой строки, табуляции и перевода каретки соответственно. </text:span></text:p>
      <text:p text:style-name="P78"><text:span text:style-name="T59"/></text:p>
      <text:p text:style-name="P79"><text:span text:style-name="T46">Код примерно будет работать так: </text:span></text:p>
      <text:p text:style-name="P79"><text:span text:style-name="T46">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08"><text:span text:style-name="T46"><text:s text:c="4"/>def read_string(self, <text:s/>input):</text:span></text:p>
      <text:p text:style-name="P79"><text:span text:style-name="T46"><text:s text:c="8"/>escape = {</text:span></text:p>
      <text:p text:style-name="P79"><text:span text:style-name="T46"><text:s text:c="12"/>'\\': <text:s/>'\\',</text:span></text:p>
      <text:p text:style-name="P79"><text:span text:style-name="T46"><text:s text:c="12"/>'n' : <text:s/>'\n',</text:span></text:p>
      <text:p text:style-name="P79"><text:span text:style-name="T46"><text:s text:c="12"/>'t' : <text:s/>'\t',</text:span></text:p>
      <text:p text:style-name="P79"><text:span text:style-name="T46"><text:s text:c="12"/>'r' : <text:s/>'\r',</text:span></text:p>
      <text:p text:style-name="P79"><text:span text:style-name="T46"><text:s text:c="12"/>'"' : <text:s/>'</text:span><text:span text:style-name="T61">\</text:span><text:span text:style-name="T46">"',</text:span></text:p>
      <text:p text:style-name="P79"><text:span text:style-name="T46"><text:s text:c="8"/>}</text:span></text:p>
      <text:p text:style-name="P79"><text:span text:style-name="T46"><text:s text:c="8"/>res = ''</text:span></text:p>
      <text:p text:style-name="P79"><text:span text:style-name="T46"><text:s text:c="8"/>while len(input) &gt; 0:</text:span></text:p>
      <text:p text:style-name="P79"><text:span text:style-name="T46"><text:s text:c="12"/># проверка на экранирование.</text:span></text:p>
      <text:p text:style-name="P79"><text:span text:style-name="T46"><text:s text:c="12"/>if input[0] == '\\' and (len(input) &gt; 1) and (input[1] in escape):</text:span></text:p>
      <text:p text:style-name="P79"><text:span text:style-name="T46"><text:s text:c="16"/>res += escape[input[1]]</text:span></text:p>
      <text:p text:style-name="P79"><text:span text:style-name="T46"><text:s text:c="16"/>input = input[2:]</text:span></text:p>
      <text:p text:style-name="P79"><text:span text:style-name="T46"><text:s text:c="12"/># последний символ строки, возвращаем результат </text:span></text:p>
      <text:p text:style-name="P79"><text:span text:style-name="T46"><text:s text:c="12"/>elif input[0] == '"':</text:span></text:p>
      <text:p text:style-name="P79"><text:span text:style-name="T46"><text:s text:c="16"/>return (res, input[1:])</text:span></text:p>
      <text:p text:style-name="P79"><text:span text:style-name="T46"><text:s text:c="12"/># просто дополняем результат </text:span></text:p>
      <text:p text:style-name="P79"><text:span text:style-name="T46"><text:s text:c="12"/>else:</text:span></text:p>
      <text:p text:style-name="P79"><text:span text:style-name="T46"><text:s text:c="16"/>res = res + input[0]</text:span></text:p>
      <text:p text:style-name="P79"><text:span text:style-name="T46"><text:s text:c="16"/>input = input[1:]</text:span></text:p>
      <text:p text:style-name="P79"><text:span text:style-name="T46"><text:s text:c="8"/>return (res, <text:s/>input)</text:span></text:p>
      <text:p text:style-name="P79"><text:span text:style-name="T46"/></text:p>
      <text:p text:style-name="P80"><text:span text:style-name="T46">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6"/></text:p>
      <text:p text:style-name="P81"><text:span text:style-name="T46">Теперь дополним условие в методе 'get' лексера. </text:span></text:p>
      <text:p text:style-name="P81"><text:span text:style-name="T46"/></text:p>
      <text:p text:style-name="P81"><text:span text:style-name="T46">Выглядеть ветка будет вот так </text:span></text:p>
      <text:p text:style-name="P81"><text:span text:style-name="T46"/></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p>
      <text:p text:style-name="P81"><text:span text:style-name="T46">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6"/></text:p>
      <text:p text:style-name="P81"><text:span text:style-name="T46"><text:s text:c="4"/>def get( self, input ):</text:span></text:p>
      <text:p text:style-name="P81"><text:span text:style-name="T46"><text:s text:c="8"/>result = [ ]</text:span></text:p>
      <text:p text:style-name="P81"><text:span text:style-name="T46"><text:s text:c="8"/>input = self.skip_whitespaces(input)</text:span></text:p>
      <text:p text:style-name="P81"><text:span text:style-name="T46"><text:s text:c="8"/>while len(input):</text:span></text:p>
      <text:p text:style-name="P81"><text:span text:style-name="T46"><text:s text:c="12"/>next = self.tknz.get(input)</text:span></text:p>
      <text:p text:style-name="P81"><text:span text:style-name="T46"><text:s text:c="12"/>if next[0]:</text:span></text:p>
      <text:p text:style-name="P81"><text:span text:style-name="T46"><text:s text:c="16"/>tmp <text:s text:c="2"/>= input[next[1]:]</text:span></text:p>
      <text:p text:style-name="P81"><text:span text:style-name="T46"><text:s text:c="16"/>ident = (len(tmp) &gt; 0) and (self.isident(tmp[0]))</text:span></text:p>
      <text:p text:style-name="P81"><text:span text:style-name="T46"><text:s text:c="16"/>if next[0][1] and ident:</text:span></text:p>
      <text:p text:style-name="P81"><text:span text:style-name="T46"><text:s text:c="20"/>val = self.read_ident(input)</text:span></text:p>
      <text:p text:style-name="P81"><text:span text:style-name="T46"><text:s text:c="20"/>result.append( Token( tokens.IDENT, <text:s/>input[0:val]) )</text:span></text:p>
      <text:p text:style-name="P81"><text:span text:style-name="T46"><text:s text:c="20"/>input = input[val:]</text:span></text:p>
      <text:p text:style-name="P81"><text:span text:style-name="T46"><text:s text:c="16"/>else:</text:span></text:p>
      <text:p text:style-name="P81"><text:span text:style-name="T46"><text:s text:c="20"/>result.append( Token( next[0][0], <text:s/>input[0:next[1]] ) )</text:span></text:p>
      <text:p text:style-name="P81"><text:span text:style-name="T46"><text:s text:c="20"/>input = tmp</text:span></text:p>
      <text:p text:style-name="P81"><text:span text:style-name="T46"><text:s text:c="12"/>elif self.isnumeric(input[0]):</text:span></text:p>
      <text:p text:style-name="P81"><text:span text:style-name="T46"><text:s text:c="16"/>val = self.read_number(input)</text:span></text:p>
      <text:p text:style-name="P81"><text:span text:style-name="T46"><text:s text:c="16"/>result.append( Token(tokens.NUMBER, <text:s/>input[0:val]) )</text:span></text:p>
      <text:p text:style-name="P81"><text:span text:style-name="T46"><text:s text:c="16"/>input = input[val:]</text:span></text:p>
      <text:p text:style-name="P81"><text:span text:style-name="T46"><text:s text:c="12"/>elif self.isident(input):</text:span></text:p>
      <text:p text:style-name="P81"><text:span text:style-name="T46"><text:s text:c="16"/>val = self.read_ident(input)</text:span></text:p>
      <text:p text:style-name="P81"><text:span text:style-name="T46"><text:s text:c="16"/>result.append( Token( tokens.IDENT, <text:s/>input[0:val]) )</text:span></text:p>
      <text:p text:style-name="P81"><text:soft-page-break/><text:span text:style-name="T46"><text:s text:c="16"/>input = input[val:]</text:span></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s text:c="12"/>else:</text:span></text:p>
      <text:p text:style-name="P81"><text:span text:style-name="T46"><text:s text:c="16"/>raise LexerError("Unexpecteded symbol '{0}'".format(input[0]) )</text:span></text:p>
      <text:p text:style-name="P81"><text:span text:style-name="T46"/></text:p>
      <text:p text:style-name="P81"><text:span text:style-name="T46"><text:s text:c="12"/>input = self.skip_whitespaces(input)</text:span></text:p>
      <text:p text:style-name="P81"><text:span text:style-name="T46"/></text:p>
      <text:p text:style-name="P81"><text:span text:style-name="T46"><text:s text:c="8"/>return result</text:span></text:p>
      <text:p text:style-name="P81"><text:span text:style-name="T46"/></text:p>
      <text:p text:style-name="P82"><text:span text:style-name="T46">Теперь можно разобрать строку, которая содержит валидные токены и консрукции будущего языка. В input будет валидный код</text:span></text:p>
      <text:p text:style-name="P82"><text:span text:style-name="T46"/></text:p>
      <text:p text:style-name="P82"><text:span text:style-name="T46"><text:s text:c="4"/>lex = lexer.Lexer( )</text:span></text:p>
      <text:p text:style-name="P82"><text:span text:style-name="T46"><text:s text:c="4"/>input = 'let a = 10; ' <text:s text:c="5"/>\</text:span></text:p>
      <text:p text:style-name="P82"><text:span text:style-name="T46"><text:s text:c="12"/>'let b = "hello!"' <text:s/>\</text:span></text:p>
      <text:p text:style-name="P82"><text:span text:style-name="T46"><text:s text:c="12"/>'let c = "less" if a &lt; 10 else "greater"'</text:span></text:p>
      <text:p text:style-name="P82"><text:span text:style-name="T46"><text:s text:c="4"/>res = lex.get(input)</text:span></text:p>
      <text:p text:style-name="P83"><text:span text:style-name="T46"><text:s text:c="4"/>for r in res:</text:span></text:p>
      <text:p text:style-name="P83"><text:span text:style-name="T46"><text:s text:c="8"/>print(r, <text:s/>end=", ")</text:span></text:p>
      <text:p text:style-name="P83"><text:span text:style-name="T46"><text:s text:c="4"/>print()</text:span></text:p>
      <text:p text:style-name="P82"><text:span text:style-name="T46"/></text:p>
      <text:p text:style-name="P83"><text:span text:style-name="T46">результат будет следующий:</text:span></text:p>
      <text:p text:style-name="P83"><text:span text:style-name="T46"/></text:p>
      <text:p text:style-name="P84"><text:span text:style-name="T46">LET("let"), IDENT("a"), ASSIGN("="), NUMBER("10"), SEMICOLON(";"), </text:span></text:p>
      <text:p text:style-name="P84"><text:span text:style-name="T46">LET("let"), IDENT("b"), ASSIGN("="), STRING("hello!"), </text:span></text:p>
      <text:p text:style-name="P84"><text:span text:style-name="T46">LET("let"), IDENT("c"), ASSIGN("="), STRING("less"), IF("if"), IDENT("a"), LESS("&lt;"), NUMBER("10"), ELSE("else"), STRING("greater"), </text:span></text:p>
      <text:p text:style-name="P84"><text:span text:style-name="T46"/></text:p>
      <text:p text:style-name="P85"><text:span text:style-name="T46">Ура! Лексер готов! </text:span><text:span text:style-name="T62">Лексер это примерно 30% всей работы будущего интерпретатора. </text:span></text:p>
      <text:p text:style-name="P85"><text:span text:style-name="T63">Далее из этого списка токенов нужно сделать</text:span><text:span text:style-name="T46"> </text:span><text:span text:style-name="T64">абстрактное синтаксическое дерево. Или просто AST. Это делает парсер.</text:span></text:p>
      <text:p text:style-name="P85"><text:span text:style-name="T64"/></text:p>
      <text:p text:style-name="P86"><text:span text:style-name="T64">П</text:span><text:span text:style-name="T46">арсер. </text:span></text:p>
      <text:p text:style-name="P86"><text:span text:style-name="T46"/></text:p>
      <text:p text:style-name="P87"><text:span text:style-name="T46">Парсер строит синтаксическое дерево. Дерево можно представить например так:</text:span></text:p>
      <text:p text:style-name="P88"><text:span text:style-name="T46"/></text:p>
      <text:p text:style-name="P88"><text:span text:style-name="T46"><text:s text:c="4"/>+</text:span></text:p>
      <text:p text:style-name="P88"><text:span text:style-name="T46"><text:s text:c="3"/>/ \</text:span></text:p>
      <text:p text:style-name="P87"><text:span text:style-name="T46"><text:s text:c="2"/></text:span><text:span text:style-name="T65">1 <text:s text:c="2"/></text:span><text:span text:style-name="T66">2</text:span></text:p>
      <text:p text:style-name="P87"><text:span text:style-name="T65"/></text:p>
      <text:p text:style-name="P88"><text:span text:style-name="T46">Это представления оператора '+' у которого 2 операнда. 1 и 2. </text:span></text:p>
      <text:p text:style-name="P89"><text:span text:style-name="T46">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46"/></text:p>
      <text:p text:style-name="P89"><text:span text:style-name="T46">Итак, создадим файл, с описанием узлов дерева. Пусть он будет </text:span><text:span text:style-name="T18">ast.py.</text:span></text:p>
      <text:p text:style-name="P89"><text:span text:style-name="T18"/></text:p>
      <text:p text:style-name="P90"><text:span text:style-name="T46">Базовый класс будет называться Node и выглядеть примерно так: </text:span></text:p>
      <text:p text:style-name="P90"><text:span text:style-name="T46"/></text:p>
      <text:p text:style-name="P90"><text:span text:style-name="T46">class Node(object):</text:span></text:p>
      <text:p text:style-name="P90"><text:span text:style-name="T46"><text:s text:c="4"/>def value(self):</text:span></text:p>
      <text:p text:style-name="P90"><text:span text:style-name="T46"><text:s text:c="8"/>return None</text:span></text:p>
      <text:p text:style-name="P90"><text:span text:style-name="T46"><text:s text:c="4"/>def __str__(self):</text:span></text:p>
      <text:p text:style-name="P90"><text:span text:style-name="T46"><text:s text:c="8"/>return "&lt;ast node&gt;"</text:span></text:p>
      <text:p text:style-name="P90"><text:span text:style-name="T46"/></text:p>
      <text:p text:style-name="P91"><text:span text:style-name="T67">П</text:span><text:span text:style-name="T46">росто пустой класс с одним методом value, который будет возвращать None, то есть ничего. Питон позволяет обойтись без подобных вызовов и вообще без базового класса в нашей задаче, но, чтоб было все красиво и структурировано, оставим.</text:span></text:p>
      <text:p text:style-name="P91"><text:span text:style-name="T46"/></text:p>
      <text:p text:style-name="P92"><text:soft-page-break/><text:span text:style-name="T46">Теперь создадим файл </text:span><text:span text:style-name="T18">parser.py, </text:span><text:span text:style-name="T46">который будет содержать код парсера, который превратит список токенов с лексемами в синтаксическое дерево.</text:span></text:p>
      <text:p text:style-name="P92"><text:span text:style-name="T46"/></text:p>
      <text:p text:style-name="P92"><text:span text:style-name="T46">По привычке назовем класс Parser и метод, который все сделает пусть будет 'get'.</text:span></text:p>
      <text:p text:style-name="P92"><text:span text:style-name="T46"/></text:p>
      <text:p text:style-name="P93"><text:span text:style-name="T46">Тут стоит отметить особенность этого класса. Он будет содержать в себе список, который ему передаётся в конструкторе. Плюс ко всему у класса будут 3 основных метода. Первый будет получать текущий токен, второй — следующий и третий будет сдвигать эти индекса на следующие позици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5T15:04:48.384366169</dc:date>
    <meta:editing-duration>P5DT22H4M1S</meta:editing-duration>
    <meta:editing-cycles>177</meta:editing-cycles>
    <meta:generator>LibreOffice/5.2.2.2$Linux_X86_64 LibreOffice_project/20m0$Build-2</meta:generator>
    <meta:document-statistic meta:table-count="0" meta:image-count="0" meta:object-count="0" meta:page-count="14" meta:paragraph-count="500" meta:word-count="3469" meta:character-count="27711" meta:non-whitespace-character-count="21195"/>
  </office:meta>
</office:document-meta>
</file>